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IPAexGothic" svg:font-family="IPAexGothic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co2" style:family="table-column">
      <style:table-column-properties fo:break-before="auto" style:column-width="2.198cm"/>
    </style:style>
    <style:style style:name="co3" style:family="table-column">
      <style:table-column-properties fo:break-before="auto" style:column-width="2.826cm"/>
    </style:style>
    <style:style style:name="co4" style:family="table-column">
      <style:table-column-properties fo:break-before="auto" style:column-width="1.139cm"/>
    </style:style>
    <style:style style:name="co5" style:family="table-column">
      <style:table-column-properties fo:break-before="auto" style:column-width="2.5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cfe7f5" fo:border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4"/>
          <table:table-cell table:style-name="ce1" office:value-type="string" calcext:value-type="string">
            <text:p>Mod Freq</text:p>
          </table:table-cell>
        </table:table-row>
        <table:table-row table:style-name="ro2">
          <table:table-cell/>
          <table:table-cell table:style-name="ce1" office:value-type="string" calcext:value-type="string">
            <text:p>Base Freq</text:p>
          </table:table-cell>
          <table:table-cell table:style-name="ce4" table:formula="of:=0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hslider 0 100</text:p>
          </table:table-cell>
        </table:table-row>
        <table:table-row table:style-name="ro1">
          <table:table-cell table:number-columns-repeated="4"/>
          <table:table-cell table:style-name="ce5" table:formula="of:=osc~([.E2])" office:value-type="string" office:string-value="#NAME?" calcext:value-type="error">
            <text:p>#NAME?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6" table:formula="of:=signal(10*[.E3])" office:value-type="string" office:string-value="#NAME?" calcext:value-type="error">
            <text:p>#NAME?</text:p>
          </table:table-cell>
        </table:table-row>
        <table:table-row table:style-name="ro1">
          <table:table-cell/>
          <table:table-cell table:style-name="ce3" office:value-type="string" calcext:value-type="string">
            <text:p>Synthesis</text:p>
          </table:table-cell>
          <table:table-cell table:style-name="ce2" table:formula="of:=signal([.C2]+[.E4])" office:value-type="string" office:string-value="#NAME?" calcext:value-type="error">
            <text:p>#NAME?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2" table:formula="of:=osc~([.C5])" office:value-type="string" office:string-value="#NAME?" calcext:value-type="error">
            <text:p>#NAME?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2" table:formula="of:=signal(0.2*[.C6])" office:value-type="string" office:string-value="#NAME?" calcext:value-type="error">
            <text:p>#NAME?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formula="of:=dac~([.C7])" office:value-type="string" office:string-value="#NAME?" calcext:value-type="error">
            <text:p>#NAME?</text:p>
          </table:table-cell>
          <table:table-cell table:number-columns-repeated="2"/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IPAexGothic" svg:font-family="IPAexGothic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exGothic" style:font-family-asian="IPAexGothic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9T20:38:38.359732634</dc:date>
    <dc:creator>Kentaro Fukuchi</dc:creator>
    <meta:generator>LibreOffice/4.1.3.2$Linux_X86_64 LibreOffice_project/410m0$Build-2</meta:generator>
    <meta:document-statistic meta:table-count="1" meta:cell-count="11" meta:object-count="0"/>
  </office:meta>
</office:document-meta>
</file>